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 fo:font-style="normal" fo:font-weight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 fo:font-style="normal" fo:font-weight="normal" style:font-size-asian="13pt" style:font-style-asian="italic" style:font-size-complex="13pt" style:font-style-complex="italic"/>
    </style:style>
    <style:style style:name="P4" style:family="paragraph">
      <style:paragraph-properties fo:margin-left="0cm" fo:margin-right="0cm" fo:text-align="center" fo:text-indent="0cm"/>
      <style:text-properties fo:font-size="11pt" fo:font-style="normal" fo:font-weight="normal" style:font-size-asian="13pt" style:font-size-complex="13pt"/>
    </style:style>
    <style:style style:name="P5" style:family="paragraph">
      <style:paragraph-properties fo:margin-left="0cm" fo:margin-right="0cm" fo:text-align="center" fo:text-indent="0cm"/>
      <style:text-properties fo:font-size="11pt" fo:font-style="normal" fo:font-weight="normal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4pt" fo:font-style="normal" style:text-underline-style="none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1pt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size="11pt" fo:font-style="normal" fo:font-weight="normal" style:font-size-asian="13pt" style:font-style-asian="italic" style:font-size-complex="13pt" style:font-style-complex="italic"/>
    </style:style>
    <style:style style:name="T2" style:family="text">
      <style:text-properties fo:font-size="11pt" fo:font-style="normal" fo:font-weight="normal" style:font-size-asian="13pt" style:font-size-complex="13pt"/>
    </style:style>
    <style:style style:name="T3" style:family="text">
      <style:text-properties fo:font-size="11pt" fo:font-style="normal" fo:font-weight="normal" style:font-size-asian="14pt" style:font-weight-asian="bold" style:font-size-complex="14pt" style:font-weight-complex="bold"/>
    </style:style>
    <style:style style:name="T4" style:family="text">
      <style:text-properties fo:font-size="11pt" fo:font-style="normal" fo:font-weight="normal" style:font-size-asian="14pt" style:font-size-complex="14pt"/>
    </style:style>
    <style:style style:name="T5" style:family="text">
      <style:text-properties fo:font-size="11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1pt" fo:font-style="italic" fo:font-weight="normal" style:font-size-asian="14pt" style:font-style-asian="italic" style:font-size-complex="14pt" style:font-style-complex="italic"/>
    </style:style>
    <style:style style:name="T7" style:family="text">
      <style:text-properties fo:font-size="14pt" fo:font-style="normal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fo:font-size="11pt" fo:font-style="normal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6.51cm" svg:x="12cm" svg:y="1.41cm"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6.51cm" svg:x="3.035cm" svg:y="1.41cm"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.185cm" svg:height="4.667cm" svg:x="2.27cm" svg:y="12.205cm"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1" draw:layer="layout" svg:width="5.815cm" svg:height="1.27cm" svg:x="3.434cm" svg:y="2.375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2" draw:layer="layout" svg:width="5.846cm" svg:height="1.27cm" svg:x="3.413cm" svg:y="4.68cm">
          <text:p text:style-name="P2"><text:span text:style-name="T2">Create ini-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3" draw:layer="layout" svg:width="5.846cm" svg:height="1.27cm" svg:x="3.413cm" svg:y="6.985cm">
          <text:p text:style-name="P2"><text:span text:style-name="T2">Write application</text:span></text:p>
          <text:p text:style-name="P2"><text:span text:style-name="T2">settings to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id="id5" draw:layer="layout" svg:width="6.032cm" svg:height="3.175cm" svg:x="12.318cm" svg:y="8.582cm">
          <text:p text:style-name="P2"><text:span text:style-name="T3"><text:s/></text:span><text:span text:style-name="T3">Write global</text:span></text:p>
          <text:p text:style-name="P2"><text:span text:style-name="T3">plugin settings to ini</text:span></text:p>
          <text:p text:style-name="P2"><text:span text:style-name="T4"/></text:p>
          <text:p text:style-name="P2"><text:span text:style-name="T5">INIInterface::</text:span></text:p>
          <text:p text:style-name="P2"><text:span text:style-name="T5">save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id="id7" draw:layer="layout" svg:width="6.015cm" svg:height="2.967cm" svg:x="12.296cm" svg:y="14.562cm">
          <text:p text:style-name="P2"><text:span text:style-name="T3">Save plugin</text:span></text:p>
          <text:p text:style-name="P2"><text:span text:style-name="T3">per object settings</text:span></text:p>
          <text:p text:style-name="P2"><text:span text:style-name="T4"/></text:p>
          <text:p text:style-name="P2"><text:span text:style-name="T6">INIInterface::</text:span></text:p>
          <text:p text:style-name="P2"><text:span text:style-name="T6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8" draw:layer="layout" svg:width="5.846cm" svg:height="1.384cm" svg:x="3.403cm" svg:y="12.391cm">
          <text:p text:style-name="P2"><text:span text:style-name="T2">Write object</text:span></text:p>
          <text:p text:style-name="P2"><text:span text:style-name="T2">info to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41cm" svg:y1="3.645cm" svg:x2="6.336cm" svg:y2="4.68cm" draw:start-shape="id1" draw:start-glue-point="2" draw:end-shape="id2" svg:d="m6341 3645v518h-5v517">
          <text:p text:style-name="P7"/>
        </draw:connector>
        <draw:connector draw:style-name="gr5" draw:text-style-name="P1" draw:layer="layout" svg:x1="6.336cm" svg:y1="5.95cm" svg:x2="6.336cm" svg:y2="6.985cm" draw:start-shape="id2" draw:start-glue-point="2" draw:end-shape="id3" draw:end-glue-point="0" svg:d="m6336 5950v1035">
          <text:p text:style-name="P7"/>
        </draw:connector>
        <draw:connector draw:style-name="gr5" draw:text-style-name="P1" draw:layer="layout" svg:x1="9.249cm" svg:y1="10.165cm" svg:x2="12.318cm" svg:y2="10.169cm" draw:start-shape="id4" draw:end-shape="id5" draw:end-glue-point="3" svg:d="m9249 10165h1535v4h1534">
          <text:p text:style-name="P7"/>
        </draw:connector>
        <draw:custom-shape draw:style-name="gr6" draw:text-style-name="P4" draw:id="id6" draw:layer="layout" svg:width="5.846cm" svg:height="1.27cm" svg:x="3.403cm" svg:y="15.405cm">
          <text:p text:style-name="P2"><text:span text:style-name="T2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9.249cm" svg:y1="16.04cm" svg:x2="9.249cm" svg:y2="16.04cm" draw:start-shape="id6" draw:end-shape="id6" svg:d="m9249 16040">
          <text:p text:style-name="P7"/>
        </draw:connector>
        <draw:connector draw:style-name="gr5" draw:text-style-name="P1" draw:layer="layout" svg:x1="9.249cm" svg:y1="16.04cm" svg:x2="12.296cm" svg:y2="16.045cm" draw:start-shape="id6" draw:end-shape="id7" draw:end-glue-point="3" svg:d="m9249 16040h1524v5h1523">
          <text:p text:style-name="P7"/>
        </draw:connector>
        <draw:frame draw:style-name="gr7" draw:text-style-name="P6" draw:layer="layout" svg:width="3.81cm" svg:height="0.885cm" svg:x="4.37cm" svg:y="1.345cm">
          <draw:text-box>
            <text:p text:style-name="P2"><text:span text:style-name="T7">Core</text:span></text:p>
          </draw:text-box>
        </draw:frame>
        <draw:frame draw:style-name="gr7" draw:text-style-name="P6" draw:layer="layout" svg:width="3.81cm" svg:height="0.885cm" svg:x="13.44cm" svg:y="1.31cm">
          <draw:text-box>
            <text:p text:style-name="P2"><text:span text:style-name="T7">Plugins</text:span></text:p>
          </draw:text-box>
        </draw:frame>
        <draw:custom-shape draw:style-name="gr6" draw:text-style-name="P4" draw:id="id4" draw:layer="layout" svg:width="5.846cm" svg:height="1.27cm" svg:x="3.403cm" svg:y="9.53cm">
          <text:p text:style-name="P2"><text:span text:style-name="T2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36cm" svg:y1="8.255cm" svg:x2="6.326cm" svg:y2="9.53cm" draw:start-shape="id3" draw:start-glue-point="2" draw:end-shape="id4" draw:end-glue-point="0" svg:d="m6336 8255v638h-10v637">
          <text:p text:style-name="P7"/>
        </draw:connector>
        <draw:connector draw:style-name="gr5" draw:text-style-name="P1" draw:layer="layout" svg:x1="6.326cm" svg:y1="10.8cm" svg:x2="6.326cm" svg:y2="12.391cm" draw:start-shape="id4" draw:start-glue-point="2" draw:end-shape="id8" svg:d="m6326 10800v1591">
          <text:p text:style-name="P7"/>
        </draw:connector>
        <draw:connector draw:style-name="gr5" draw:text-style-name="P1" draw:layer="layout" svg:x1="6.325cm" svg:y1="13.775cm" svg:x2="6.326cm" svg:y2="15.405cm" draw:start-shape="id8" draw:start-glue-point="6" draw:end-shape="id6" draw:end-glue-point="0" svg:d="m6325 13775v816h1v814">
          <text:p text:style-name="P7"/>
        </draw:connector>
        <draw:connector draw:style-name="gr5" draw:text-style-name="P1" draw:layer="layout" svg:x1="6.326cm" svg:y1="16.675cm" svg:x2="6.324cm" svg:y2="18.828cm" draw:start-shape="id6" draw:start-glue-point="2" svg:d="m6326 16675v1327h-2v826">
          <text:p text:style-name="P7"/>
        </draw:connector>
        <draw:frame draw:style-name="gr8" draw:text-style-name="P8" draw:layer="layout" svg:width="2.382cm" svg:height="0.683cm" draw:transform="rotate (1.5707963267946) translate (2.299cm 15.955cm)">
          <draw:text-box>
            <text:p text:style-name="P7"><text:span text:style-name="T8">Per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4T14:13:14</dc:date>
    <meta:editing-cycles>29</meta:editing-cycles>
    <meta:editing-duration>PT2H36M59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